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2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Keyword or Phras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otography studi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fessional photography studi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oto studi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deo studi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st photography studi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deography studi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edding photography studi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edding photo studi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edding phot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edding photograph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inema studi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edding video studi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edding cinema studi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rofessional video studi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ideography and photograph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hotography and video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hotography and videography studi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hoto studio for wedding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ideo studio for wedding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eautifull wedding photo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eautifull wedding video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inema and photograph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hotography and cinema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est wedding photo studio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op wedding photo studio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est wedding photography studio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op wedding photography studio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best studio for potographing wedding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edding photographers studio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est photography and videography studi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est photography and vcinema studio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edding photo book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wedding book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wedding photography book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 table:number-rows-repeated="104853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9.08.2014</text:date>, <text:time>22:0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9T21:37:43.69</meta:creation-date>
    <meta:generator>OpenOffice/4.0.1$Win32 OpenOffice.org_project/401m5$Build-9714</meta:generator>
    <dc:date>2014-08-09T22:01:42.72</dc:date>
    <meta:editing-duration>PT23M58S</meta:editing-duration>
    <meta:editing-cycles>2</meta:editing-cycles>
    <meta:document-statistic meta:table-count="3" meta:cell-count="78" meta:object-count="0"/>
  </office:meta>
</office:document-meta>
</file>